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nguage of loss aversion being used to drum up anger against 'benefits scroungers' (taking something that ostensibly belongs to the taxpayer – what?) while the rich are just (ostensibly reasonably) fighting to 'keep what's rightfully theirs'</text:p>
      <text:p text:style-name="Standard"/>
      <text:p text:style-name="Standard">Is this maybe more a matter of 'fairness' does week 2, lecture 2.5 offer anything for how to construe fairness more appropriately</text:p>
      <text:p text:style-name="Standard"/>
      <text:p text:style-name="Standard">&amp;&amp;&amp;&amp;&amp;&amp;&amp;&amp;&amp;&amp;&amp;&amp;&amp;&amp;&amp;&amp;&amp;&amp;&amp;&amp;&amp;</text:p>
      <text:p text:style-name="Standard">Dishonesty – eating from bulk bins – reminder of morality 'if you wouldn't pocket fruit &amp; leave the market with it, don't eat figs from the bulk bins. Stealing is stealing'</text:p>
      <text:p text:style-name="Standard"/>
      <text:p text:style-name="Standard">putting it in your mouth &amp; eating it on the premises is somehow recategorization</text:p>
      <text:p text:style-name="Standard"/>
      <text:p text:style-name="Standard">not just a medium issue – obviously, people are more likely to steal food from the market than money, and that's a medium issue; however, people are more likely to stuff their faces in the market than they are to walk out having pocketed the same food – in this respect, it's not a medium issue, it's something about eating it on the premises</text:p>
      <text:p text:style-name="Standard"/>
      <text:p text:style-name="Standard">Never seen anyone do this at the farmers' market – perhaps because the nominal grower is standing right there, the food is more clearly a specific person's property? Is there some kind of cue at work here that could be used in larger, 'less personal' markets? </text:p>
      <text:p text:style-name="Standard"/>
      <text:p text:style-name="Standard">Mazar p. 29 – lack of personal interaction to obtain the thing being eaten = lack of concern with social implications of that behavior</text:p>
      <text:p text:style-name="Standard"/>
      <text:p text:style-name="Standard">Mazar p. 33 – the relative cheapness of any individual bulk item, piece of fruit, etc. is probably at play in this as well</text:p>
      <text:p text:style-name="Standard"/>
      <text:p text:style-name="Standard">- increasing saliency here – Gino p.4 suggests no, this is a social norms issue, but this would only be <text:tab/>the case if people saw in-group others stuffing themselves; often, it seems that no one else is <text:tab/>around – and eye contact seems to put a stop to it</text:p>
      <text:p text:style-name="Standard"><text:tab/>→ saliency might do some work here – cf. p. 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2T18:50:55.52</meta:creation-date>
    <dc:date>2013-04-05T16:06:22.89</dc:date>
    <meta:editing-duration>PT1H3M57S</meta:editing-duration>
    <meta:editing-cycles>13</meta:editing-cycles>
    <meta:generator>OpenOffice.org/3.4$Win32 OpenOffice.org_project/340m1$Build-9590</meta:generator>
    <meta:document-statistic meta:table-count="0" meta:image-count="0" meta:object-count="0" meta:page-count="1" meta:paragraph-count="11" meta:word-count="322" meta:character-count="1800"/>
  </office:meta>
</office:document-meta>
</file>